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R-exp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ulna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ull-low</text:p>
          </table:table-cell>
          <table:table-cell office:value-type="string" calcext:value-type="string">
            <text:p>full-mid</text:p>
          </table:table-cell>
          <table:table-cell office:value-type="string" calcext:value-type="string">
            <text:p>full-high</text:p>
          </table:table-cell>
          <table:table-cell office:value-type="string" calcext:value-type="string">
            <text:p>arm-low</text:p>
          </table:table-cell>
          <table:table-cell office:value-type="string" calcext:value-type="string">
            <text:p>arm-mid</text:p>
          </table:table-cell>
          <table:table-cell office:value-type="string" calcext:value-type="string">
            <text:p>arm-high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ph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me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v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ts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arli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n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t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ts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ch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m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xtro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ph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v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me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lie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m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e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ho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oxtro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ts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xtro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m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ph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v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me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li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m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cho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m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xtrot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alpha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me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rli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3:33:33.908610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33:55.930235947</meta:creation-date>
    <dc:date>2023-05-09T13:35:46.366753706</dc:date>
    <meta:editing-duration>P1DT11H56M54S</meta:editing-duration>
    <meta:editing-cycles>27</meta:editing-cycles>
    <meta:generator>LibreOffice/6.4.7.2$Linux_X86_64 LibreOffice_project/40$Build-2</meta:generator>
    <meta:document-statistic meta:table-count="1" meta:cell-count="308" meta:object-count="0"/>
  </office:meta>
</office:document-meta>
</file>